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dce62"/>
    </style:style>
    <style:style style:name="T2" style:family="text">
      <style:text-properties officeooo:rsid="0012e6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Intervención didáctica, </text:span><text:span text:style-name="T2">en el curso de Matemáticas I (precálculo y Cálculo)</text:span><text:span text:style-name="T1"> para </text:span>DESARROLLO DEL PENSAMIENTO COMPUTACIONAL EN ESTUDIANTES DE ADMINISTRACIÓN DE EMPRESAS, CON PYTHON <text:span text:style-name="T1">para introducción a la ciencia de datos con técnicas de </text:span>MACHINE LEARNING.</text:p>
      <text:p text:style-name="Standard"/>
      <text:p text:style-name="Standard"/>
      <text:p text:style-name="Standard">9. Educación, pedagogía e inteligencia artificial</text:p>
      <text:p text:style-name="Standard"/>
      <text:p text:style-name="Standard">Este track incluye todas las experiencias, investigaciones y trabajos que aborden los impactos que está teniendo la IA en los procesos de enseñanza-aprendizaje. Se incluyen temáticas como, la creación de sistemas de enseñanza adaptativos para la personalización del aprendizaje con apoyo de la IA, experiencias de aula que involucren el uso de metodologías ágiles con apoyo de la IA, y todas las experiencias de aula en las que se haga uso activo de las tecnologías digitales. <text:s/></text:p>
      <text:p text:style-name="Standard"/>
      <text:p text:style-name="Standard">Título: una extensión no mayor a 15 palabras</text:p>
      <text:p text:style-name="Standard">• Abstract: máximo 150 palabras</text:p>
      <text:p text:style-name="Standard">• Palabras clave: máximo 4 palabras</text:p>
      <text:p text:style-name="Standard">• Códigos JEL</text:p>
      <text:p text:style-name="Standard">• Introducción (problema, objetivos, metodología, marco referencial,</text:p>
      <text:p text:style-name="Standard">avances o conclusiones). <text:s/></text:p>
      <text:p text:style-name="Standard"/>
      <text:p text:style-name="Standard">### Introducción</text:p>
      <text:p text:style-name="Standard"/>
      <text:p text:style-name="Standard">#### Problema</text:p>
      <text:p text:style-name="Standard"/>
      <text:p text:style-name="Standard">Los estudiantes de Administración de Empresas enfrentan grandes dificultades en la apropiación y aplicación del lenguaje algebraico para modelar y resolver problemas. Esta limitación se convierte en un obstáculo significativo en su formación académica y en su capacidad para afrontar los desafíos del mundo laboral actual, caracterizado por la digitalización y la tecnificación. La incapacidad para manejar conceptos algebraicos de manera efectiva puede limitar su capacidad para tomar decisiones informadas y estratégicas basadas en datos, un aspecto crucial en la administración moderna. </text:p>
      <text:p text:style-name="Standard"/>
      <text:p text:style-name="Standard">#### Objetivos</text:p>
      <text:p text:style-name="Standard"/>
      <text:p text:style-name="Standard">El objetivo principal de esta investigación es diseñar e implementar una propuesta de enseñanza-aprendizaje para el desarrollo del pensamiento computacional en estudiantes de Administración de Empresas, utilizando Python y técnicas de Machine Learning. Específicamente, buscamos:</text:p>
      <text:p text:style-name="Standard">1. Facilitar la comprensión y aplicación de conceptos matemáticos fundamentales sin la necesidad de dominar el lenguaje algebraico tradicional.</text:p>
      <text:p text:style-name="Standard">2. Promover el uso de librerías de Python como numpy, pandas, matplotlib, sympy, plotly, e ipywidgets para modelar, describir y expresar problemas matemáticos.</text:p>
      <text:p text:style-name="Standard">3. Fomentar la interpretación de resultados y la toma de decisiones informadas basadas en el análisis de datos.</text:p>
      <text:p text:style-name="Standard"/>
      <text:p text:style-name="Standard">#### Metodología</text:p>
      <text:p text:style-name="Standard"/>
      <text:p text:style-name="Standard">Nuestra investigación adopta un enfoque cualitativo y descriptivo, utilizando un estudio de caso para analizar en profundidad los procesos y experiencias de los estudiantes. La intervención didáctica se aplicará en el curso de Matemáticas I (precálculo y cálculo), integrando Python como herramienta principal para la introducción a la ciencia de datos y técnicas de Machine Learning. Las actividades y evaluaciones se diseñarán para enfatizar el pensamiento computacional y la resolución <text:soft-page-break/>de problemas mediante el uso de las librerías mencionadas, minimizando la necesidad de conocimientos avanzados en álgebra.</text:p>
      <text:p text:style-name="Standard"/>
      <text:p text:style-name="Standard">#### Marco Referencial</text:p>
      <text:p text:style-name="Standard"/>
      <text:p text:style-name="Standard">El pensamiento computacional es una habilidad esencial que permite a las personas resolver problemas de manera lógica y sistemática. En el contexto empresarial, esta habilidad se traduce en la capacidad de analizar datos de manera eficiente, optimizar procesos y tomar decisiones estratégicas. Diversos estudios han demostrado que la integración de herramientas computacionales en la educación puede mejorar significativamente la comprensión y aplicación de conceptos matemáticos y científicos. En este sentido, Python y sus librerías asociadas ofrecen un entorno accesible y poderoso para el desarrollo del pensamiento computacional.</text:p>
      <text:p text:style-name="Standard"/>
      <text:p text:style-name="Standard">#### Avances o Conclusiones</text:p>
      <text:p text:style-name="Standard"/>
      <text:p text:style-name="Standard">Hasta la fecha, hemos observado que los estudiantes muestran una mejora notable en su capacidad para interpretar y analizar datos cuando se les presenta la información a través de herramientas computacionales en lugar de métodos algebraicos tradicionales. Las librerías de Python utilizadas han demostrado ser efectivas para simplificar el proceso de modelado y resolución de problemas, permitiendo a los estudiantes enfocarse en la toma de decisiones informadas. Los resultados preliminares destacan la relevancia del pensamiento computacional como una habilidad crucial en el campo de la Administración de Empresas, y sugieren que su integración en el currículo académico puede proporcionar una ventaja competitiva significativa.</text:p>
      <text:p text:style-name="Standard"/>
      <text:p text:style-name="Standard">En conclusión, la propuesta de intervención didáctica presentada no solo facilita el aprendizaje de conceptos matemáticos fundamentales, sino que también prepara a los estudiantes para enfrentar los desafíos del mundo empresarial actual, cada vez más digitalizado y basado en datos. <text:s/></text:p>
      <text:p text:style-name="Standard"/>
      <text:p text:style-name="Standard"/>
      <text:p text:style-name="Standard">• Marco referencial (referentes teóricos, conceptuales y contextuales</text:p>
      <text:p text:style-name="Standard">que soportan la investigación) <text:s/></text:p>
      <text:p text:style-name="Standard"/>
      <text:p text:style-name="Standard"/>
      <text:p text:style-name="Standard">• Metodología (enfoque, métodos, muestra e instrumentos)</text:p>
      <text:p text:style-name="Standard">• Resultados/Discusión (para investigaciones en curso e investigaciones</text:p>
      <text:p text:style-name="Standard">terminadas)</text:p>
      <text:p text:style-name="Standard">• Conclusiones (No aplica para propuestas e investigaciones en curso)</text:p>
      <text:p text:style-name="Standard">• Referencias (Formato APA 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3T16:59:36.054928140</meta:creation-date>
    <dc:date>2024-07-23T17:50:52.278768747</dc:date>
    <meta:editing-duration>PT21M57S</meta:editing-duration>
    <meta:editing-cycles>4</meta:editing-cycles>
    <meta:generator>LibreOffice/24.2.5.2$Linux_X86_64 LibreOffice_project/d6e8b0f3fc6e8af2b00cf4969fd0d2fa45b9a62e</meta:generator>
    <meta:document-statistic meta:table-count="0" meta:image-count="0" meta:object-count="0" meta:page-count="2" meta:paragraph-count="31" meta:word-count="702" meta:character-count="4983" meta:non-whitespace-character-count="4303"/>
  </office:meta>
</office:document-meta>
</file>